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paragraph-properties style:line-height-at-least="0.582cm"/>
      <style:text-properties fo:font-style="italic" style:font-style-asian="italic" style:font-style-complex="italic"/>
    </style:style>
    <style:style style:name="P3" style:family="paragraph" style:parent-style-name="Standard">
      <style:text-properties officeooo:paragraph-rsid="000db36f"/>
    </style:style>
    <style:style style:name="P4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officeooo:paragraph-rsid="0016d730"/>
    </style:style>
    <style:style style:name="P6" style:family="paragraph" style:parent-style-name="Standard">
      <style:paragraph-properties style:line-height-at-least="0.582cm"/>
      <style:text-properties style:use-window-font-color="true" style:font-name="Liberation Serif" fo:font-size="12pt" fo:font-weight="normal" fo:background-color="transparent"/>
    </style:style>
    <style:style style:name="P7" style:family="paragraph" style:parent-style-name="Standard">
      <style:text-properties style:use-window-font-color="true" style:font-name="Liberation Serif" fo:font-size="12pt" fo:font-weight="normal" officeooo:paragraph-rsid="0016e381" fo:background-color="transparent"/>
    </style:style>
    <style:style style:name="P8" style:family="paragraph" style:parent-style-name="Standard">
      <style:text-properties style:use-window-font-color="true" style:font-name="Liberation Serif" fo:font-size="12pt" fo:font-style="normal" fo:font-weight="normal" officeooo:rsid="00152b8d" officeooo:paragraph-rsid="001f3138" fo:background-color="transparent" style:font-style-asian="normal" style:font-style-complex="normal"/>
    </style:style>
    <style:style style:name="P9" style:family="paragraph" style:parent-style-name="Standard">
      <style:paragraph-properties style:line-height-at-least="0.582cm"/>
      <style:text-properties style:use-window-font-color="true" style:font-name="Liberation Serif" fo:background-color="transparent"/>
    </style:style>
    <style:style style:name="P10" style:family="paragraph" style:parent-style-name="Standard">
      <style:paragraph-properties style:line-height-at-least="0.582cm"/>
      <style:text-properties fo:font-style="normal" officeooo:rsid="00128d8c" style:font-style-asian="normal" style:font-style-complex="normal"/>
    </style:style>
    <style:style style:name="P11" style:family="paragraph" style:parent-style-name="Standard">
      <style:paragraph-properties style:line-height-at-least="0.582cm"/>
      <style:text-properties style:use-window-font-color="true" style:font-name="Liberation Serif" fo:font-size="12pt" fo:font-weight="normal" fo:background-color="transparent"/>
    </style:style>
    <style:style style:name="P12" style:family="paragraph" style:parent-style-name="Standard">
      <style:text-properties style:use-window-font-color="true" style:font-name="Liberation Serif" fo:font-size="12pt" fo:font-style="normal" fo:font-weight="normal" officeooo:rsid="00152b8d" officeooo:paragraph-rsid="001f3138" fo:background-color="transparent" style:font-style-asian="normal" style:font-style-complex="normal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18ba50" style:font-style-asian="normal" style:font-style-complex="normal"/>
    </style:style>
    <style:style style:name="T5" style:family="text">
      <style:text-properties fo:font-style="normal" officeooo:rsid="001a9dbf" style:font-style-asian="normal" style:font-style-complex="normal"/>
    </style:style>
    <style:style style:name="T6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23cdfd" style:font-size-asian="14pt" style:font-style-asian="italic" style:font-weight-asian="bold" style:font-size-complex="14pt" style:font-style-complex="italic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6">Softex – Atividade 0</text:span><text:span text:style-name="T7">4</text:span></text:p>
      <text:p text:style-name="P4"/>
      <text:p text:style-name="P2">Faça uma função calculadora de dois números com três parâmetros: os dois primeiros serão os números da operação e o terceiro será a entrada que definirá a operação a ser executada. Considera a seguinte definição:</text:p>
      <text:p text:style-name="P1">1. Soma</text:p>
      <text:p text:style-name="P1">2. Subtração</text:p>
      <text:p text:style-name="P1">3. Multiplicação</text:p>
      <text:p text:style-name="P1">4. Divisão</text:p>
      <text:p text:style-name="P1"/>
      <text:p text:style-name="P1">Caso seja inserido um número de operação que não exista, o resultado deverá ser 0.</text:p>
      <text:p text:style-name="P10"/>
      <text:p text:style-name="P5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</text:span></text:a><text:a xlink:type="simple" xlink:href="https://github.com/WandeilsonFerreira/Softex" text:style-name="Internet_20_link" text:visited-style-name="Visited_20_Internet_20_Link"><text:span text:style-name="T5">ithub</text:span></text:a><text:span text:style-name="T5">.</text:span></text:p>
      <text:p text:style-name="P8"/>
      <text:p text:style-name="P8">&lt;python&gt;</text:p>
      <text:p text:style-name="P8">import os</text:p>
      <text:p text:style-name="P8">mensagemErro <text:s/>= "Imposivel dividir por '0'"</text:p>
      <text:p text:style-name="P8">def calculadora (x, y, z): <text:s/></text:p>
      <text:p text:style-name="P8"><text:s text:c="4"/>if z == 1:</text:p>
      <text:p text:style-name="P8"><text:s text:c="6"/>return x + y </text:p>
      <text:p text:style-name="P8"><text:s text:c="4"/>elif z == 2:</text:p>
      <text:p text:style-name="P8"><text:s text:c="6"/>return x - y</text:p>
      <text:p text:style-name="P8"><text:s text:c="4"/>elif z == 3:</text:p>
      <text:p text:style-name="P8"><text:s text:c="6"/>return x * y <text:s text:c="6"/></text:p>
      <text:p text:style-name="P8"><text:s text:c="4"/>elif z == 4:</text:p>
      <text:p text:style-name="P8"><text:s text:c="6"/>if(y==0):</text:p>
      <text:p text:style-name="P8"><text:s text:c="8"/>return <text:s/>mensagemErro</text:p>
      <text:p text:style-name="P8"><text:s text:c="6"/>else:</text:p>
      <text:p text:style-name="P8"><text:s text:c="8"/>return x / y</text:p>
      <text:p text:style-name="P8"><text:s text:c="4"/>else:</text:p>
      <text:p text:style-name="P8"><text:s text:c="6"/>return 0</text:p>
      <text:p text:style-name="P8"/>
      <text:p text:style-name="P8">print("======== Calculadora Básica ======== ");</text:p>
      <text:p text:style-name="P8"><text:s/></text:p>
      <text:p text:style-name="P8">x = int(input("Digite o primeiro valor da operação: ")) </text:p>
      <text:p text:style-name="P8"><text:s/></text:p>
      <text:p text:style-name="P8">y = int(input("Digite o segundo valor da operação: "))</text:p>
      <text:p text:style-name="P8"><text:s/></text:p>
      <text:p text:style-name="P8">z = int(input("Escolha a operação matemática: \n 1. Adição\n 2. Subtração\n 3. Multiplicação\n 4. Divisão"))</text:p>
      <text:p text:style-name="P8"/>
      <text:p text:style-name="P8">os.system('clear')</text:p>
      <text:p text:style-name="P8">entrada = calculadora(x,y,z)</text:p>
      <text:p text:style-name="P8">print("O resultado da operação selecionada é: ",entrada)</text:p>
      <text:p text:style-name="P8"><text:s/></text:p>
      <text:p text:style-name="P8">&lt;/python&gt;</text:p>
      <text:p text:style-name="P8">&lt;javaScript&gt;</text:p>
      <text:p text:style-name="P8">let input = require('prompt-sync')()</text:p>
      <text:p text:style-name="P8">var mensagemErro <text:s/>= " ";</text:p>
      <text:p text:style-name="P8">function calculadora (x, y, z){</text:p>
      <text:p text:style-name="P8"><text:s text:c="2"/>switch (z){</text:p>
      <text:p text:style-name="P8"><text:soft-page-break/><text:s text:c="4"/>case 1:</text:p>
      <text:p text:style-name="P8"><text:s text:c="6"/>return x + y;</text:p>
      <text:p text:style-name="P8"><text:s text:c="6"/>break;</text:p>
      <text:p text:style-name="P8"><text:s text:c="4"/>case 2:</text:p>
      <text:p text:style-name="P8"><text:s text:c="6"/>return x - y;</text:p>
      <text:p text:style-name="P8"><text:s text:c="6"/>break;</text:p>
      <text:p text:style-name="P8"><text:s text:c="4"/>case 3:</text:p>
      <text:p text:style-name="P8"><text:s text:c="6"/>return x * y;</text:p>
      <text:p text:style-name="P8"><text:s text:c="6"/>break;</text:p>
      <text:p text:style-name="P8"><text:s text:c="4"/>case 4:</text:p>
      <text:p text:style-name="P8"><text:s text:c="6"/>if(y==0){</text:p>
      <text:p text:style-name="P8"><text:s text:c="8"/>return <text:s/>mensagemErro = "Imposivel dividir por '0'";</text:p>
      <text:p text:style-name="P8"><text:s text:c="8"/>break;</text:p>
      <text:p text:style-name="P8"><text:s text:c="6"/>} else {</text:p>
      <text:p text:style-name="P8"><text:s text:c="8"/>return x / y;</text:p>
      <text:p text:style-name="P8"><text:s text:c="6"/>}</text:p>
      <text:p text:style-name="P8"><text:s text:c="6"/>break;</text:p>
      <text:p text:style-name="P8"><text:s text:c="4"/>default:</text:p>
      <text:p text:style-name="P8"><text:s text:c="6"/>return 0;</text:p>
      <text:p text:style-name="P8"><text:s text:c="4"/>}</text:p>
      <text:p text:style-name="P8">}</text:p>
      <text:p text:style-name="P8"/>
      <text:p text:style-name="P8">console.log("======== Calculadora Básica ======== ");</text:p>
      <text:p text:style-name="P8">console.log("Digite o primeiro valor da operação: ");</text:p>
      <text:p text:style-name="P8">var x = input();</text:p>
      <text:p text:style-name="P8">x = parseFloat(x);</text:p>
      <text:p text:style-name="P8"/>
      <text:p text:style-name="P8">console.log("Digite o segundo valor da operação: ");</text:p>
      <text:p text:style-name="P8">var y = input();</text:p>
      <text:p text:style-name="P8">y = parseFloat(y);</text:p>
      <text:p text:style-name="P8"/>
      <text:p text:style-name="P8">console.log("Escolha a operação matemática: \n 1. Adição\n 2. Subtração\n 3. Multiplicação\n 4. Divisão");</text:p>
      <text:p text:style-name="P8">var z = input();</text:p>
      <text:p text:style-name="P8">z = parseFloat(z);</text:p>
      <text:p text:style-name="P8">console.clear();</text:p>
      <text:p text:style-name="P8">var entrada = calculadora(x,y,z);</text:p>
      <text:p text:style-name="P8">console.log("O resultado da operação selecionada é: " + entrada + ".");</text:p>
      <text:p text:style-name="P8"/>
      <text:p text:style-name="P8">&lt;/javaScript&gt;</text:p>
      <text:p text:style-name="P8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7-30T08:28:25.338943816</dc:date>
    <meta:editing-duration>PT7H22M3S</meta:editing-duration>
    <meta:editing-cycles>20</meta:editing-cycles>
    <meta:generator>LibreOffice/6.4.7.2$Linux_X86_64 LibreOffice_project/40$Build-2</meta:generator>
    <meta:document-statistic meta:table-count="0" meta:image-count="0" meta:object-count="0" meta:page-count="2" meta:paragraph-count="77" meta:word-count="301" meta:character-count="2006" meta:non-whitespace-character-count="1570"/>
  </office:meta>
</office:document-meta>
</file>